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1.5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19.33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7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</style:style>
    <style:style style:name="ce10" style:family="table-cell" style:parent-style-name="Default" style:data-style-name="N1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ce12"/>
        <table:table-column table:style-name="co8" table:default-cell-style-name="Default"/>
        <table:table-column table:style-name="co2" table:default-cell-style-name="Default"/>
        <table:table-column table:style-name="co11" table:default-cell-style-name="ce12"/>
        <table:table-column table:style-name="co12" table:number-columns-repeated="100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年份</text:p>
          </table:table-cell>
          <table:table-cell table:style-name="ce1" office:value-type="string" calcext:value-type="string" table:number-columns-spanned="5" table:number-rows-spanned="1">
            <text:p>企业单位数</text:p>
          </table:table-cell>
          <table:covered-table-cell table:style-name="ce1"/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从业人员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产值</text:p>
          </table:table-cell>
          <table:covered-table-cell table:style-name="ce1" office:value-type="string" calcext:value-type="string">
            <text:p>GDP</text:p>
            <text:p>（亿元）</text:p>
          </table:covered-table-cell>
          <table:covered-table-cell table:style-name="ce10" office:value-type="string" calcext:value-type="string">
            <text:p>增加值/</text:p>
            <text:p>GDP</text:p>
            <text:p/>
          </table:covered-table-cell>
          <table:table-cell table:style-name="ce1" office:value-type="string" calcext:value-type="string" table:number-columns-spanned="1" table:number-rows-spanned="2">
            <text:p>乡镇企业</text:p>
            <text:p>出口额</text:p>
            <text:p>(万元）</text:p>
          </table:table-cell>
          <table:table-cell table:style-name="ce1" office:value-type="string" calcext:value-type="string" table:number-columns-spanned="1" table:number-rows-spanned="2">
            <text:p>全国出口</text:p>
            <text:p>总额</text:p>
            <text:p>（亿元）</text:p>
          </table:table-cell>
          <table:table-cell table:style-name="ce10" office:value-type="string" calcext:value-type="string" table:number-columns-spanned="1" table:number-rows-spanned="2">
            <text:p>乡镇企业出口额</text:p>
            <text:p>/全国出口总额</text:p>
          </table:table-cell>
          <table:table-cell table:style-name="ce8" table:number-columns-repeated="1008"/>
        </table:table-row>
        <table:table-row table:style-name="ro2">
          <table:covered-table-cell table:style-name="ce2"/>
          <table:table-cell table:style-name="ce2" office:value-type="string" calcext:value-type="string">
            <text:p>总量</text:p>
          </table:table-cell>
          <table:table-cell table:style-name="ce2" office:value-type="string" calcext:value-type="string">
            <text:p>增加率</text:p>
          </table:table-cell>
          <table:table-cell table:style-name="ce2" office:value-type="string" calcext:value-type="string">
            <text:p>集体企业</text:p>
          </table:table-cell>
          <table:table-cell table:style-name="ce2" office:value-type="string" calcext:value-type="string">
            <text:p>私营企业</text:p>
          </table:table-cell>
          <table:table-cell table:style-name="ce2" office:value-type="string" calcext:value-type="string">
            <text:p>个体企业</text:p>
          </table:table-cell>
          <table:table-cell table:style-name="ce2" office:value-type="string" calcext:value-type="string">
            <text:p>总数</text:p>
          </table:table-cell>
          <table:table-cell table:style-name="ce2" office:value-type="string" calcext:value-type="string">
            <text:p>第一产业</text:p>
          </table:table-cell>
          <table:table-cell table:style-name="ce2" office:value-type="string" calcext:value-type="string">
            <text:p>第二产业</text:p>
          </table:table-cell>
          <table:table-cell table:style-name="ce2" office:value-type="string" calcext:value-type="string">
            <text:p>第三产业</text:p>
          </table:table-cell>
          <table:table-cell table:style-name="ce1" office:value-type="string" calcext:value-type="string">
            <text:p>增加值</text:p>
            <text:p>（万元）</text:p>
          </table:table-cell>
          <table:table-cell table:style-name="ce1" office:value-type="string" calcext:value-type="string">
            <text:p>GDP</text:p>
            <text:p>（亿元）</text:p>
          </table:table-cell>
          <table:table-cell table:style-name="ce10" office:value-type="string" calcext:value-type="string">
            <text:p>增加值/</text:p>
            <text:p>GDP</text:p>
          </table:table-cell>
          <table:covered-table-cell table:number-columns-repeated="2" table:style-name="ce2"/>
          <table:covered-table-cell table:style-name="ce13"/>
          <table:table-cell table:style-name="ce2" table:number-columns-repeated="1008"/>
        </table:table-row>
        <table:table-row table:style-name="ro1"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524268" calcext:value-type="float">
            <text:p>1524268</text:p>
          </table:table-cell>
          <table:table-cell table:style-name="ce3"/>
          <table:table-cell table:style-name="ce3" office:value-type="float" office:value="1524268" calcext:value-type="float">
            <text:p>1524268</text:p>
          </table:table-cell>
          <table:table-cell table:style-name="ce3" table:number-columns-repeated="2"/>
          <table:table-cell table:style-name="ce3" office:value-type="float" office:value="28265566" calcext:value-type="float">
            <text:p>28265566</text:p>
          </table:table-cell>
          <table:table-cell table:style-name="ce3" office:value-type="float" office:value="6084227" calcext:value-type="float">
            <text:p>6084227</text:p>
          </table:table-cell>
          <table:table-cell table:style-name="ce3" office:value-type="float" office:value="19699728" calcext:value-type="float">
            <text:p>19699728</text:p>
          </table:table-cell>
          <table:table-cell table:style-name="ce3" office:value-type="float" office:value="2481611" calcext:value-type="float">
            <text:p>2481611</text:p>
          </table:table-cell>
          <table:table-cell table:style-name="ce3" office:value-type="float" office:value="2083224" calcext:value-type="float">
            <text:p>2083224</text:p>
          </table:table-cell>
          <table:table-cell table:style-name="ce3" office:value-type="float" office:value="3678.7" calcext:value-type="float">
            <text:p>3678.7</text:p>
          </table:table-cell>
          <table:table-cell table:style-name="ce6" table:formula="of:=[.K3]/([.L3]*10000)" office:value-type="percentage" office:value="0.056629352760486" calcext:value-type="percentage">
            <text:p>5.66%</text:p>
          </table:table-cell>
          <table:table-cell table:style-name="ce3"/>
          <table:table-cell table:style-name="ce3" office:value-type="float" office:value="167.6" calcext:value-type="float">
            <text:p>167.6</text:p>
          </table:table-cell>
          <table:table-cell table:style-name="ce6"/>
          <table:table-cell table:style-name="ce3" table:number-columns-repeated="1008"/>
        </table:table-row>
        <table:table-row table:style-name="ro1"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1649641" calcext:value-type="float">
            <text:p>1649641</text:p>
          </table:table-cell>
          <table:table-cell table:style-name="ce6" table:formula="of:=[.B4]/[.B3]-1" office:value-type="percentage" office:value="0.0822512838949581" calcext:value-type="percentage">
            <text:p>8.23%</text:p>
          </table:table-cell>
          <table:table-cell table:style-name="ce3" office:value-type="float" office:value="1649641" calcext:value-type="float">
            <text:p>1649641</text:p>
          </table:table-cell>
          <table:table-cell table:style-name="ce3" table:number-columns-repeated="2"/>
          <table:table-cell table:style-name="ce3" office:value-type="float" office:value="28480993" calcext:value-type="float">
            <text:p>28480993</text:p>
          </table:table-cell>
          <table:table-cell table:style-name="ce3" office:value-type="float" office:value="2839337" calcext:value-type="float">
            <text:p>2839337</text:p>
          </table:table-cell>
          <table:table-cell table:style-name="ce3" office:value-type="float" office:value="32324013" calcext:value-type="float">
            <text:p>32324013</text:p>
          </table:table-cell>
          <table:table-cell table:style-name="ce3" office:value-type="float" office:value="3317643" calcext:value-type="float">
            <text:p>3317643</text:p>
          </table:table-cell>
          <table:table-cell table:style-name="ce3" office:value-type="float" office:value="6332106" calcext:value-type="float">
            <text:p>6332106</text:p>
          </table:table-cell>
          <table:table-cell table:style-name="ce3" office:value-type="float" office:value="7278.5" calcext:value-type="float">
            <text:p>7278.5</text:p>
          </table:table-cell>
          <table:table-cell table:style-name="ce6" table:formula="of:=[.K4]/([.L4]*10000)" office:value-type="percentage" office:value="0.0869974033111218" calcext:value-type="percentage">
            <text:p>8.70%</text:p>
          </table:table-cell>
          <table:table-cell table:style-name="ce3"/>
          <table:table-cell table:style-name="ce3" office:value-type="float" office:value="580.5" calcext:value-type="float">
            <text:p>580.5</text:p>
          </table:table-cell>
          <table:table-cell table:style-name="ce6"/>
          <table:table-cell/>
          <table:table-cell table:style-name="ce3" table:number-columns-repeated="1007"/>
        </table:table-row>
        <table:table-row table:style-name="ro1"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12225000" calcext:value-type="float">
            <text:p>12225000</text:p>
          </table:table-cell>
          <table:table-cell table:style-name="ce6" table:formula="of:=[.B5]/[.B4]-1" office:value-type="percentage" office:value="6.41070329847524" calcext:value-type="percentage">
            <text:p>641.07%</text:p>
          </table:table-cell>
          <table:table-cell table:style-name="ce3" office:value-type="float" office:value="1569000" calcext:value-type="float">
            <text:p>1569000</text:p>
          </table:table-cell>
          <table:table-cell table:style-name="ce3" office:value-type="float" office:value="533010" calcext:value-type="float">
            <text:p>533010</text:p>
          </table:table-cell>
          <table:table-cell table:style-name="ce3" office:value-type="float" office:value="10122990" calcext:value-type="float">
            <text:p>10122990</text:p>
          </table:table-cell>
          <table:table-cell table:style-name="ce3" office:value-type="float" office:value="69790000" calcext:value-type="float">
            <text:p>69790000</text:p>
          </table:table-cell>
          <table:table-cell table:style-name="ce3" office:value-type="float" office:value="2523836" calcext:value-type="float">
            <text:p>2523836</text:p>
          </table:table-cell>
          <table:table-cell table:style-name="ce3" office:value-type="float" office:value="51505020" calcext:value-type="float">
            <text:p>51505020</text:p>
          </table:table-cell>
          <table:table-cell table:style-name="ce3" office:value-type="float" office:value="15761144" calcext:value-type="float">
            <text:p>15761144</text:p>
          </table:table-cell>
          <table:table-cell table:style-name="ce3" office:value-type="float" office:value="7723100" calcext:value-type="float">
            <text:p>7723100</text:p>
          </table:table-cell>
          <table:table-cell table:style-name="ce3" office:value-type="float" office:value="9098.9" calcext:value-type="float">
            <text:p>9098.9</text:p>
          </table:table-cell>
          <table:table-cell table:style-name="ce6" table:formula="of:=[.K5]/([.L5]*10000)" office:value-type="percentage" office:value="0.0848794909274747" calcext:value-type="percentage">
            <text:p>8.49%</text:p>
          </table:table-cell>
          <table:table-cell table:style-name="ce3"/>
          <table:table-cell table:style-name="ce3" office:value-type="float" office:value="808.9" calcext:value-type="float">
            <text:p>808.9</text:p>
          </table:table-cell>
          <table:table-cell table:style-name="ce6"/>
          <table:table-cell/>
          <table:table-cell table:style-name="ce3" table:number-columns-repeated="1007"/>
        </table:table-row>
        <table:table-row table:style-name="ro1"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18881644" calcext:value-type="float">
            <text:p>18881644</text:p>
          </table:table-cell>
          <table:table-cell table:style-name="ce6" table:formula="of:=[.B6]/[.B5]-1" office:value-type="percentage" office:value="0.544510756646217" calcext:value-type="percentage">
            <text:p>54.45%</text:p>
          </table:table-cell>
          <table:table-cell table:style-name="ce3" office:value-type="float" office:value="1589993" calcext:value-type="float">
            <text:p>1589993</text:p>
          </table:table-cell>
          <table:table-cell table:style-name="ce3" office:value-type="float" office:value="1199864" calcext:value-type="float">
            <text:p>1199864</text:p>
          </table:table-cell>
          <table:table-cell table:style-name="ce3" office:value-type="float" office:value="16091787" calcext:value-type="float">
            <text:p>16091787</text:p>
          </table:table-cell>
          <table:table-cell table:style-name="ce3" office:value-type="float" office:value="95454636" calcext:value-type="float">
            <text:p>95454636</text:p>
          </table:table-cell>
          <table:table-cell table:style-name="ce3" office:value-type="float" office:value="2499876" calcext:value-type="float">
            <text:p>2499876</text:p>
          </table:table-cell>
          <table:table-cell table:style-name="ce3" office:value-type="float" office:value="71882054" calcext:value-type="float">
            <text:p>71882054</text:p>
          </table:table-cell>
          <table:table-cell table:style-name="ce3" office:value-type="float" office:value="21072706" calcext:value-type="float">
            <text:p>21072706</text:p>
          </table:table-cell>
          <table:table-cell table:style-name="ce3" office:value-type="float" office:value="17420465" calcext:value-type="float">
            <text:p>17420465</text:p>
          </table:table-cell>
          <table:table-cell table:style-name="ce3" office:value-type="float" office:value="15180.4" calcext:value-type="float">
            <text:p>15180.4</text:p>
          </table:table-cell>
          <table:table-cell table:style-name="ce6" table:formula="of:=[.K6]/([.L6]*10000)" office:value-type="percentage" office:value="0.114756297594266" calcext:value-type="percentage">
            <text:p>11.48%</text:p>
          </table:table-cell>
          <table:table-cell table:style-name="ce3" office:value-type="float" office:value="2687070" calcext:value-type="float">
            <text:p>2687070</text:p>
          </table:table-cell>
          <table:table-cell table:style-name="ce3" office:value-type="float" office:value="1766.7" calcext:value-type="float">
            <text:p>1766.7</text:p>
          </table:table-cell>
          <table:table-cell table:style-name="ce6" table:formula="of:=[.N6]/([.O6]*10000)" office:value-type="percentage" office:value="0.152095432161657" calcext:value-type="percentage">
            <text:p>15.21%</text:p>
          </table:table-cell>
          <table:table-cell table:style-name="ce3" table:number-columns-repeated="1008"/>
        </table:table-row>
        <table:table-row table:style-name="ro1"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20919581" calcext:value-type="float">
            <text:p>20919581</text:p>
          </table:table-cell>
          <table:table-cell table:style-name="ce6" table:formula="of:=[.B7]/[.B6]-1" office:value-type="percentage" office:value="0.10793218005805" calcext:value-type="percentage">
            <text:p>10.79%</text:p>
          </table:table-cell>
          <table:table-cell table:style-name="ce3" office:value-type="float" office:value="1527183" calcext:value-type="float">
            <text:p>1527183</text:p>
          </table:table-cell>
          <table:table-cell table:style-name="ce3" office:value-type="float" office:value="901919" calcext:value-type="float">
            <text:p>901919</text:p>
          </table:table-cell>
          <table:table-cell table:style-name="ce3" office:value-type="float" office:value="18490579" calcext:value-type="float">
            <text:p>18490579</text:p>
          </table:table-cell>
          <table:table-cell table:style-name="ce3" office:value-type="float" office:value="106247146" calcext:value-type="float">
            <text:p>106247146</text:p>
          </table:table-cell>
          <table:table-cell table:style-name="ce3" office:value-type="float" office:value="2618203" calcext:value-type="float">
            <text:p>2618203</text:p>
          </table:table-cell>
          <table:table-cell table:style-name="ce3" office:value-type="float" office:value="78888201" calcext:value-type="float">
            <text:p>78888201</text:p>
          </table:table-cell>
          <table:table-cell table:style-name="ce3" office:value-type="float" office:value="24740742" calcext:value-type="float">
            <text:p>24740742</text:p>
          </table:table-cell>
          <table:table-cell table:style-name="ce3" office:value-type="float" office:value="44853420" calcext:value-type="float">
            <text:p>44853420</text:p>
          </table:table-cell>
          <table:table-cell table:style-name="ce3" office:value-type="float" office:value="27208.2" calcext:value-type="float">
            <text:p>27208.2</text:p>
          </table:table-cell>
          <table:table-cell table:style-name="ce6" table:formula="of:=[.K7]/([.L7]*10000)" office:value-type="percentage" office:value="0.164852581207136" calcext:value-type="percentage">
            <text:p>16.49%</text:p>
          </table:table-cell>
          <table:table-cell table:style-name="ce3" office:value-type="float" office:value="11927940" calcext:value-type="float">
            <text:p>11927940</text:p>
          </table:table-cell>
          <table:table-cell table:style-name="ce3" office:value-type="float" office:value="4676.3" calcext:value-type="float">
            <text:p>4676.3</text:p>
          </table:table-cell>
          <table:table-cell table:style-name="ce6" table:formula="of:=[.N7]/([.O7]*10000)" office:value-type="percentage" office:value="0.255072172444026" calcext:value-type="percentage">
            <text:p>25.51%</text:p>
          </table:table-cell>
          <table:table-cell table:style-name="ce3" table:number-columns-repeated="1008"/>
        </table:table-row>
        <table:table-row table:style-name="ro1"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24529472" calcext:value-type="float">
            <text:p>24529472</text:p>
          </table:table-cell>
          <table:table-cell table:style-name="ce6" table:formula="of:=[.B8]/[.B7]-1" office:value-type="percentage" office:value="0.172560387323245" calcext:value-type="percentage">
            <text:p>17.26%</text:p>
          </table:table-cell>
          <table:table-cell table:style-name="ce3" office:value-type="float" office:value="1685234" calcext:value-type="float">
            <text:p>1685234</text:p>
          </table:table-cell>
          <table:table-cell table:style-name="ce3" office:value-type="float" office:value="1038528" calcext:value-type="float">
            <text:p>1038528</text:p>
          </table:table-cell>
          <table:table-cell table:style-name="ce3" office:value-type="float" office:value="21805510" calcext:value-type="float">
            <text:p>21805510</text:p>
          </table:table-cell>
          <table:table-cell table:style-name="ce3" office:value-type="float" office:value="123453082" calcext:value-type="float">
            <text:p>123453082</text:p>
          </table:table-cell>
          <table:table-cell table:style-name="ce3" office:value-type="float" office:value="2853606" calcext:value-type="float">
            <text:p>2853606</text:p>
          </table:table-cell>
          <table:table-cell table:style-name="ce3" office:value-type="float" office:value="90864918" calcext:value-type="float">
            <text:p>90864918</text:p>
          </table:table-cell>
          <table:table-cell table:style-name="ce3" office:value-type="float" office:value="29734558" calcext:value-type="float">
            <text:p>29734558</text:p>
          </table:table-cell>
          <table:table-cell table:style-name="ce3" office:value-type="float" office:value="80068332" calcext:value-type="float">
            <text:p>80068332</text:p>
          </table:table-cell>
          <table:table-cell table:style-name="ce3" office:value-type="float" office:value="35673.2" calcext:value-type="float">
            <text:p>35673.2</text:p>
          </table:table-cell>
          <table:table-cell table:style-name="ce6" table:formula="of:=[.K8]/([.L8]*10000)" office:value-type="percentage" office:value="0.224449536346613" calcext:value-type="percentage">
            <text:p>22.44%</text:p>
          </table:table-cell>
          <table:table-cell table:style-name="ce3" office:value-type="float" office:value="21930014" calcext:value-type="float">
            <text:p>21930014</text:p>
          </table:table-cell>
          <table:table-cell table:style-name="ce3" office:value-type="float" office:value="5284.8" calcext:value-type="float">
            <text:p>5284.8</text:p>
          </table:table-cell>
          <table:table-cell table:style-name="ce6" table:formula="of:=[.N8]/([.O8]*10000)" office:value-type="percentage" office:value="0.41496393430215" calcext:value-type="percentage">
            <text:p>41.50%</text:p>
          </table:table-cell>
          <table:table-cell table:style-name="ce3" table:number-columns-repeated="1008"/>
        </table:table-row>
        <table:table-row table:style-name="ro1"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148598" calcext:value-type="float">
            <text:p>20148598</text:p>
          </table:table-cell>
          <table:table-cell table:style-name="ce6" table:formula="of:=[.B9]/[.B8]-1" office:value-type="percentage" office:value="-0.178596343207061" calcext:value-type="percentage">
            <text:p>-17.86%</text:p>
          </table:table-cell>
          <table:table-cell table:style-name="ce3" office:value-type="float" office:value="1291912" calcext:value-type="float">
            <text:p>1291912</text:p>
          </table:table-cell>
          <table:table-cell table:style-name="ce3" office:value-type="float" office:value="2332396" calcext:value-type="float">
            <text:p>2332396</text:p>
          </table:table-cell>
          <table:table-cell table:style-name="ce3" office:value-type="float" office:value="16524290" calcext:value-type="float">
            <text:p>16524290</text:p>
          </table:table-cell>
          <table:table-cell table:style-name="ce3" office:value-type="float" office:value="130504229" calcext:value-type="float">
            <text:p>130504229</text:p>
          </table:table-cell>
          <table:table-cell table:style-name="ce3" office:value-type="float" office:value="2769642" calcext:value-type="float">
            <text:p>2769642</text:p>
          </table:table-cell>
          <table:table-cell table:style-name="ce3" office:value-type="float" office:value="93355788" calcext:value-type="float">
            <text:p>93355788</text:p>
          </table:table-cell>
          <table:table-cell table:style-name="ce3" office:value-type="float" office:value="34378799" calcext:value-type="float">
            <text:p>34378799</text:p>
          </table:table-cell>
          <table:table-cell table:style-name="ce3" office:value-type="float" office:value="207403209" calcext:value-type="float">
            <text:p>207403209</text:p>
          </table:table-cell>
          <table:table-cell table:style-name="ce3" office:value-type="float" office:value="79715" calcext:value-type="float">
            <text:p>79715</text:p>
          </table:table-cell>
          <table:table-cell table:style-name="ce6" table:formula="of:=[.K9]/([.L9]*10000)" office:value-type="percentage" office:value="0.260180905726651" calcext:value-type="percentage">
            <text:p>26.02%</text:p>
          </table:table-cell>
          <table:table-cell table:style-name="ce3" office:value-type="float" office:value="68264796" calcext:value-type="float">
            <text:p>68264796</text:p>
          </table:table-cell>
          <table:table-cell table:style-name="ce3" office:value-type="float" office:value="15160.7" calcext:value-type="float">
            <text:p>15160.7</text:p>
          </table:table-cell>
          <table:table-cell table:style-name="ce6" table:formula="of:=[.N9]/([.O9]*10000)" office:value-type="percentage" office:value="0.450274697078631" calcext:value-type="percentage">
            <text:p>45.03%</text:p>
          </table:table-cell>
          <table:table-cell table:style-name="ce3" table:number-columns-repeated="1008"/>
        </table:table-row>
        <table:table-row table:style-name="ro1"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20039353" calcext:value-type="float">
            <text:p>20039353</text:p>
          </table:table-cell>
          <table:table-cell table:style-name="ce6" table:formula="of:=[.B10]/[.B9]-1" office:value-type="percentage" office:value="-0.00542196533972239" calcext:value-type="percentage">
            <text:p>-0.54%</text:p>
          </table:table-cell>
          <table:table-cell table:style-name="ce4" office:value-type="float" office:value="1065825" calcext:value-type="float">
            <text:p>1065825</text:p>
          </table:table-cell>
          <table:table-cell table:style-name="ce4" office:value-type="float" office:value="2222037" calcext:value-type="float">
            <text:p>2222037</text:p>
          </table:table-cell>
          <table:table-cell table:style-name="ce4" office:value-type="float" office:value="16751491" calcext:value-type="float">
            <text:p>16751491</text:p>
          </table:table-cell>
          <table:table-cell table:style-name="ce4" office:value-type="float" office:value="125365458" calcext:value-type="float">
            <text:p>125365458</text:p>
          </table:table-cell>
          <table:table-cell table:style-name="ce4" office:value-type="float" office:value="2439147" calcext:value-type="float">
            <text:p>2439147</text:p>
          </table:table-cell>
          <table:table-cell table:style-name="ce4" office:value-type="float" office:value="89679785" calcext:value-type="float">
            <text:p>89679785</text:p>
          </table:table-cell>
          <table:table-cell table:style-name="ce4" office:value-type="float" office:value="32946526" calcext:value-type="float">
            <text:p>32946526</text:p>
          </table:table-cell>
          <table:table-cell table:style-name="ce4" office:value-type="float" office:value="221864561" calcext:value-type="float">
            <text:p>221864561</text:p>
          </table:table-cell>
          <table:table-cell table:style-name="ce4" office:value-type="float" office:value="85195.5" calcext:value-type="float">
            <text:p>85195.5</text:p>
          </table:table-cell>
          <table:table-cell table:style-name="ce11" table:formula="of:=[.K10]/([.L10]*10000)" office:value-type="percentage" office:value="0.260418168799995" calcext:value-type="percentage">
            <text:p>26.04%</text:p>
          </table:table-cell>
          <table:table-cell table:style-name="ce4" office:value-type="float" office:value="68536453" calcext:value-type="float">
            <text:p>68536453</text:p>
          </table:table-cell>
          <table:table-cell table:style-name="ce4" office:value-type="float" office:value="15223.6" calcext:value-type="float">
            <text:p>15223.6</text:p>
          </table:table-cell>
          <table:table-cell table:style-name="ce11" table:formula="of:=[.N10]/([.O10]*10000)" office:value-type="percentage" office:value="0.450198724349037" calcext:value-type="percentage">
            <text:p>45.02%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21326857" calcext:value-type="float">
            <text:p>21326857</text:p>
          </table:table-cell>
          <table:table-cell table:style-name="ce7" table:formula="of:=[.B11]/[.B10]-1" office:value-type="percentage" office:value="0.0642487808862891" calcext:value-type="percentage">
            <text:p>6.42%</text:p>
          </table:table-cell>
          <table:table-cell table:style-name="ce5" office:value-type="float" office:value="731515" calcext:value-type="float">
            <text:p>731515</text:p>
          </table:table-cell>
          <table:table-cell table:style-name="ce5" office:value-type="float" office:value="2297914" calcext:value-type="float">
            <text:p>2297914</text:p>
          </table:table-cell>
          <table:table-cell table:style-name="ce5" office:value-type="float" office:value="18297428" calcext:value-type="float">
            <text:p>18297428</text:p>
          </table:table-cell>
          <table:table-cell table:style-name="ce5" office:value-type="float" office:value="132877100" calcext:value-type="float">
            <text:p>132877100</text:p>
          </table:table-cell>
          <table:table-cell table:style-name="ce5" office:value-type="float" office:value="2053744" calcext:value-type="float">
            <text:p>2053744</text:p>
          </table:table-cell>
          <table:table-cell table:style-name="ce5" office:value-type="float" office:value="91279753" calcext:value-type="float">
            <text:p>91279753</text:p>
          </table:table-cell>
          <table:table-cell table:style-name="ce5" office:value-type="float" office:value="39543603" calcext:value-type="float">
            <text:p>39543603</text:p>
          </table:table-cell>
          <table:table-cell table:style-name="ce5" office:value-type="float" office:value="323857988" calcext:value-type="float">
            <text:p>323857988</text:p>
          </table:table-cell>
          <table:table-cell table:style-name="ce5" office:value-type="float" office:value="121717.4" calcext:value-type="float">
            <text:p>121717.4</text:p>
          </table:table-cell>
          <table:table-cell table:style-name="ce7" table:formula="of:=[.K11]/([.L11]*10000)" office:value-type="percentage" office:value="0.266073698583769" calcext:value-type="percentage">
            <text:p>26.61%</text:p>
          </table:table-cell>
          <table:table-cell table:style-name="ce5" office:value-type="float" office:value="115634194" calcext:value-type="float">
            <text:p>115634194</text:p>
          </table:table-cell>
          <table:table-cell table:style-name="ce5" office:value-type="float" office:value="26947.9" calcext:value-type="float">
            <text:p>26947.9</text:p>
          </table:table-cell>
          <table:table-cell table:style-name="ce7" table:formula="of:=[.N11]/([.O11]*10000)" office:value-type="percentage" office:value="0.429102802073631" calcext:value-type="percentage">
            <text:p>42.91%</text:p>
          </table:table-cell>
          <table:table-cell table:style-name="ce5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从业人员中，农业工人数量至1985年间持续下滑严重。人员主要转向</text:p>
          </table:table-cell>
          <table:table-cell table:number-columns-repeated="1018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思源黑体 CN Regular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loext:min-decimal-places="0" number:min-integer-digits="1" number:grouping="true"/>
    </number:number-style>
    <number:number-style style:name="N117">
      <number:number number:decimal-places="2" loext:min-decimal-places="2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2:36:40.891732343</meta:creation-date>
    <dc:date>2019-03-11T03:00:44.315845194</dc:date>
    <meta:editing-duration>PT2H4M26S</meta:editing-duration>
    <meta:editing-cycles>8</meta:editing-cycles>
    <meta:generator>LibreOffice/6.1.5.2$Linux_X86_64 LibreOffice_project/10$Build-2</meta:generator>
    <meta:document-statistic meta:table-count="1" meta:cell-count="155" meta:object-count="0"/>
  </office:meta>
</office:document-meta>
</file>